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0367.8597203134" calcext:value-type="float">
            <text:p>10367.86</text:p>
          </table:table-cell>
          <table:table-cell table:formula="of:=[.P49]/24" office:value-type="float" office:value="431.994155013057" calcext:value-type="float">
            <text:p>431.99</text:p>
          </table:table-cell>
          <table:table-cell table:formula="of:=[.Q49]/31" office:value-type="float" office:value="13.9352953230018" calcext:value-type="float">
            <text:p>13.94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3551.75654361789" calcext:value-type="float">
            <text:p>3551.76</text:p>
          </table:table-cell>
          <table:table-cell table:formula="of:=[.P52]/24" office:value-type="float" office:value="147.989855984079" calcext:value-type="float">
            <text:p>147.99</text:p>
          </table:table-cell>
          <table:table-cell table:formula="of:=[.Q52]/31" office:value-type="float" office:value="4.77386632206706" calcext:value-type="float">
            <text:p>4.7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1595.06260111876" calcext:value-type="float">
            <text:p>1595.06</text:p>
          </table:table-cell>
          <table:table-cell table:formula="of:=[.P55]/24" office:value-type="float" office:value="66.4609417132818" calcext:value-type="float">
            <text:p>66.46</text:p>
          </table:table-cell>
          <table:table-cell table:formula="of:=[.Q55]/31" office:value-type="float" office:value="2.14390134558974" calcext:value-type="float">
            <text:p>2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RifLoader, single INSERTs, full schema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210.819953322506" calcext:value-type="float">
            <text:p>210.82</text:p>
          </table:table-cell>
          <table:table-cell table:formula="of:=[.P58]/24" office:value-type="float" office:value="8.78416472177107" calcext:value-type="float">
            <text:p>8.78</text:p>
          </table:table-cell>
          <table:table-cell table:formula="of:=[.Q58]/31" office:value-type="float" office:value="0.283360152315196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RifLoader, COPYs, full schema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248.670885542103" calcext:value-type="float">
            <text:p>248.67</text:p>
          </table:table-cell>
          <table:table-cell table:formula="of:=[.P61]/24" office:value-type="float" office:value="10.3612868975876" calcext:value-type="float">
            <text:p>10.36</text:p>
          </table:table-cell>
          <table:table-cell table:formula="of:=[.Q61]/31" office:value-type="float" office:value="0.334235061212505" calcext:value-type="float">
            <text:p>0.33</text:p>
          </table:table-cell>
          <table:table-cell table:number-columns-repeated="100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2:52:09.51782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6-18T12:57:29.272576244</dc:date>
    <dc:creator>Karl Davis</dc:creator>
    <meta:editing-duration>P5DT20H39M51S</meta:editing-duration>
    <meta:editing-cycles>45</meta:editing-cycles>
    <meta:generator>LibreOffice/4.2.8.2$Linux_X86_64 LibreOffice_project/420m0$Build-2</meta:generator>
    <meta:document-statistic meta:table-count="3" meta:cell-count="5258" meta:object-count="0"/>
  </office:meta>
</office:document-meta>
</file>